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F2000001C6D1DD3F5E0C497E57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Heiti TC" svg:font-family="'Heiti TC'" style:font-pitch="variable"/>
    <style:font-face style:name="Liberation Sans" svg:font-family="'Liberation Sans'" style:font-family-generic="swiss" style:font-pitch="variable"/>
    <style:font-face style:name="Microsoft JhengHei" svg:font-family="'Microsoft JhengHei'" style:font-family-generic="roman" style:font-pitch="variable"/>
    <style:font-face style:name="Microsoft JhengHei1" svg:font-family="'Microsoft Jheng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微軟正黑體" svg:font-family="微軟正黑體" style:font-family-generic="swiss" style:font-pitch="variable"/>
    <style:font-face style:name="微軟正黑體1" svg:font-family="微軟正黑體" style:font-adornments="標準" style:font-family-generic="swiss" style:font-pitch="variable"/>
  </office:font-face-decls>
  <office:automatic-styles>
    <style:style style:name="Table2" style:family="table">
      <style:table-properties style:width="19.001cm" table:align="margins" style:writing-mode="lr-tb"/>
    </style:style>
    <style:style style:name="Table2.A" style:family="table-column">
      <style:table-column-properties style:column-width="1.87cm" style:rel-column-width="6448*"/>
    </style:style>
    <style:style style:name="Table2.B" style:family="table-column">
      <style:table-column-properties style:column-width="10.045cm" style:rel-column-width="34650*"/>
    </style:style>
    <style:style style:name="Table2.C" style:family="table-column">
      <style:table-column-properties style:column-width="2.154cm" style:rel-column-width="7431*"/>
    </style:style>
    <style:style style:name="Table2.D" style:family="table-column">
      <style:table-column-properties style:column-width="4.93cm" style:rel-column-width="17006*"/>
    </style:style>
    <style:style style:name="Table2.A1" style:family="table-cell">
      <style:table-cell-properties style:vertical-align="middle" style:writing-mode="page"/>
    </style:style>
    <style:style style:name="Table1" style:family="table">
      <style:table-properties style:width="18.914cm" fo:margin-left="0.042cm" fo:margin-top="0cm" fo:margin-bottom="0cm" table:align="left" style:writing-mode="lr-tb"/>
    </style:style>
    <style:style style:name="Table1.A" style:family="table-column">
      <style:table-column-properties style:column-width="1.009cm"/>
    </style:style>
    <style:style style:name="Table1.B" style:family="table-column">
      <style:table-column-properties style:column-width="3.501cm"/>
    </style:style>
    <style:style style:name="Table1.C" style:family="table-column">
      <style:table-column-properties style:column-width="1.612cm"/>
    </style:style>
    <style:style style:name="Table1.D" style:family="table-column">
      <style:table-column-properties style:column-width="0.993cm"/>
    </style:style>
    <style:style style:name="Table1.E" style:family="table-column">
      <style:table-column-properties style:column-width="2.101cm"/>
    </style:style>
    <style:style style:name="Table1.F" style:family="table-column">
      <style:table-column-properties style:column-width="1.986cm"/>
    </style:style>
    <style:style style:name="Table1.G" style:family="table-column">
      <style:table-column-properties style:column-width="2.198cm"/>
    </style:style>
    <style:style style:name="Table1.I" style:family="table-column">
      <style:table-column-properties style:column-width="1.905cm"/>
    </style:style>
    <style:style style:name="Table1.J" style:family="table-column">
      <style:table-column-properties style:column-width="1.508cm"/>
    </style:style>
    <style:style style:name="Table1.1" style:family="table-row">
      <style:table-row-properties style:min-row-height="0.623cm" fo:keep-together="auto"/>
    </style:style>
    <style:style style:name="Table1.A1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le1.J1" style:family="table-cell">
      <style:table-cell-properties style:vertical-align="middle" fo:padding="0cm" fo:border="0.05pt solid #000000"/>
    </style:style>
    <style:style style:name="Table1.2" style:family="table-row">
      <style:table-row-properties style:min-row-height="0.757cm" fo:keep-together="auto"/>
    </style:style>
    <style:style style:name="Table1.A2" style:family="table-cell">
      <style:table-cell-properties fo:padding="0cm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le1.J3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le1.A4" style:family="table-cell">
      <style:table-cell-properties fo:padding="0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top="0.101cm" fo:margin-bottom="0.101cm" style:contextual-spacing="false" fo:line-height="0.049cm"/>
      <style:text-properties officeooo:paragraph-rsid="0021084b"/>
    </style:style>
    <style:style style:name="P2" style:family="paragraph" style:parent-style-name="Standard">
      <style:paragraph-properties fo:margin-top="0cm" fo:margin-bottom="0cm" style:contextual-spacing="false" fo:line-height="0.101cm"/>
      <style:text-properties officeooo:paragraph-rsid="0021084b"/>
    </style:style>
    <style:style style:name="P3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fo:letter-spacing="normal" fo:font-weight="bold" officeooo:paragraph-rsid="0021084b" style:letter-kerning="false" style:font-name-asian="微軟正黑體" style:font-size-asian="10pt" style:font-weight-asian="bold" style:font-name-complex="Microsoft JhengHei1" style:font-size-complex="10pt" style:font-weight-complex="bold"/>
    </style:style>
    <style:style style:name="P4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officeooo:paragraph-rsid="0021084b" style:font-name-asian="微軟正黑體" style:font-size-asian="10pt" style:font-name-complex="Microsoft JhengHei1" style:font-size-complex="10pt" style:text-scale="95%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0.547cm" fo:text-align="start" style:justify-single-word="false" fo:text-indent="0cm" style:auto-text-indent="false"/>
      <style:text-properties style:font-name="微軟正黑體" fo:font-size="10pt" officeooo:paragraph-rsid="000e0610" style:font-name-asian="微軟正黑體" style:font-size-asian="10pt" style:font-size-complex="10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0.547cm" fo:text-align="center" style:justify-single-word="false" fo:text-indent="0cm" style:auto-text-indent="false"/>
      <style:text-properties style:font-name="微軟正黑體" fo:font-size="10pt" officeooo:paragraph-rsid="000e0610" style:font-name-asian="微軟正黑體" style:font-size-asian="10pt" style:font-size-complex="10pt"/>
    </style:style>
    <style:style style:name="P7" style:family="paragraph" style:parent-style-name="Standard">
      <style:paragraph-properties fo:margin-top="0.101cm" fo:margin-bottom="0.101cm" style:contextual-spacing="false" fo:text-align="center" style:justify-single-word="false"/>
      <style:text-properties style:font-name="微軟正黑體" fo:font-size="10pt" officeooo:paragraph-rsid="000e0610" style:font-name-asian="微軟正黑體" style:font-size-asian="10pt" style:font-size-complex="10pt"/>
    </style:style>
    <style:style style:name="P8" style:family="paragraph" style:parent-style-name="Table_20_Paragraph">
      <style:paragraph-properties fo:margin-left="0.032cm" fo:margin-right="0cm" fo:margin-top="0.09cm" fo:margin-bottom="0cm" style:contextual-spacing="false" fo:text-align="center" style:justify-single-word="false" fo:orphans="0" fo:widows="0" fo:text-indent="0cm" style:auto-text-indent="false"/>
      <style:text-properties style:font-name="微軟正黑體" fo:font-size="10pt" style:font-name-asian="微軟正黑體" style:font-size-asian="10pt" style:font-size-complex="10pt"/>
    </style:style>
    <style:style style:name="P9" style:family="paragraph" style:parent-style-name="Table_20_Paragraph">
      <style:paragraph-properties fo:margin-left="0.016cm" fo:margin-right="0cm" fo:margin-top="0.101cm" fo:margin-bottom="0.101cm" style:contextual-spacing="false" fo:text-align="center" style:justify-single-word="false" fo:orphans="0" fo:widows="0" fo:text-indent="0cm" style:auto-text-indent="false"/>
      <style:text-properties style:font-name="微軟正黑體" fo:font-size="10pt" style:font-name-asian="微軟正黑體" style:font-size-asian="10pt" style:font-size-complex="10pt"/>
    </style:style>
    <style:style style:name="P10" style:family="paragraph" style:parent-style-name="Table_20_Paragraph">
      <style:paragraph-properties fo:text-align="center" style:justify-single-word="false" fo:orphans="0" fo:widows="0"/>
      <style:text-properties style:font-name="微軟正黑體" fo:font-size="10pt" style:font-name-asian="微軟正黑體" style:font-size-asian="10pt" style:font-size-complex="10pt"/>
    </style:style>
    <style:style style:name="P11" style:family="paragraph" style:parent-style-name="Table_20_Paragraph">
      <style:paragraph-properties fo:margin-left="0.007cm" fo:margin-right="0.035cm" fo:margin-top="0cm" fo:margin-bottom="0cm" style:contextual-spacing="false" fo:text-align="center" style:justify-single-word="false" fo:orphans="0" fo:widows="0" fo:text-indent="0cm" style:auto-text-indent="false"/>
      <style:text-properties style:font-name="微軟正黑體" fo:font-size="10pt" style:font-name-asian="微軟正黑體" style:font-size-asian="10pt" style:font-size-complex="10pt"/>
    </style:style>
    <style:style style:name="P12" style:family="paragraph" style:parent-style-name="Text_20_body">
      <style:paragraph-properties fo:margin-left="0cm" fo:margin-right="0cm" fo:margin-top="0.095cm" fo:margin-bottom="0cm" style:contextual-spacing="false" fo:text-align="center" style:justify-single-word="false" fo:text-indent="0cm" style:auto-text-indent="false">
        <style:tab-stops>
          <style:tab-stop style:position="1.646cm"/>
        </style:tab-stops>
      </style:paragraph-properties>
      <style:text-properties style:font-name="微軟正黑體" fo:font-size="10pt" officeooo:paragraph-rsid="000f2911" style:font-name-asian="微軟正黑體" style:font-size-asian="10pt" style:font-size-complex="10pt"/>
    </style:style>
    <style:style style:name="P13" style:family="paragraph" style:parent-style-name="Table_20_Paragraph">
      <loext:graphic-properties draw:fill-gradient-name="gradient" draw:fill-hatch-name="hatch"/>
      <style:paragraph-properties fo:margin-left="0cm" fo:margin-right="0cm" fo:margin-top="0.025cm" fo:margin-bottom="0cm" style:contextual-spacing="false" fo:line-height="0.561cm" fo:text-align="center" style:justify-single-word="false" fo:orphans="0" fo:widows="0" fo:text-indent="0cm" style:auto-text-indent="false"/>
      <style:text-properties style:font-name="微軟正黑體" fo:font-size="10pt" style:font-name-asian="微軟正黑體" style:font-size-asian="10pt" style:font-size-complex="10pt"/>
    </style:style>
    <style:style style:name="P14" style:family="paragraph" style:parent-style-name="Table_20_Paragraph">
      <loext:graphic-properties draw:fill="none" draw:fill-gradient-name="gradient" draw:fill-hatch-name="hatch"/>
      <style:paragraph-properties fo:margin-left="0cm" fo:margin-right="0cm" fo:margin-top="0.025cm" fo:margin-bottom="0cm" style:contextual-spacing="false" fo:line-height="0.561cm" fo:text-align="center" style:justify-single-word="false" fo:orphans="0" fo:widows="0" fo:text-indent="0cm" style:auto-text-indent="false" fo:background-color="transparent" style:writing-mode="lr-tb"/>
      <style:text-properties style:font-name="微軟正黑體" fo:font-size="10pt" style:font-name-asian="微軟正黑體" style:font-size-asian="10pt" style:font-size-complex="10pt"/>
    </style:style>
    <style:style style:name="P15" style:family="paragraph" style:parent-style-name="Table_20_Paragraph">
      <style:paragraph-properties fo:margin-left="0.058cm" fo:margin-right="0cm" fo:line-height="0.383cm" fo:orphans="0" fo:widows="0" fo:text-indent="0cm" style:auto-text-indent="false"/>
      <style:text-properties style:font-name="微軟正黑體" fo:font-size="10pt" style:font-name-asian="微軟正黑體" style:font-size-asian="10pt" style:font-size-complex="10pt"/>
    </style:style>
    <style:style style:name="P16" style:family="paragraph" style:parent-style-name="Table_20_Paragraph">
      <style:paragraph-properties fo:margin-left="0.055cm" fo:margin-right="0cm" fo:line-height="0.383cm" fo:text-align="center" style:justify-single-word="false" fo:orphans="0" fo:widows="0" fo:text-indent="0cm" style:auto-text-indent="false"/>
      <style:text-properties style:font-name="微軟正黑體" fo:font-size="10pt" style:font-name-asian="微軟正黑體" style:font-size-asian="10pt" style:font-size-complex="10pt"/>
    </style:style>
    <style:style style:name="P17" style:family="paragraph" style:parent-style-name="Table_20_Paragraph">
      <style:paragraph-properties fo:orphans="0" fo:widows="0"/>
      <style:text-properties style:font-name="微軟正黑體" fo:font-size="10pt" style:font-name-asian="微軟正黑體" style:font-size-asian="10pt" style:font-size-complex="10pt"/>
    </style:style>
    <style:style style:name="P18" style:family="paragraph" style:parent-style-name="Table_20_Paragraph">
      <style:paragraph-properties fo:margin-left="0cm" fo:margin-right="0.03cm" fo:margin-top="0cm" fo:margin-bottom="0cm" style:contextual-spacing="false" fo:text-align="end" style:justify-single-word="false" fo:orphans="0" fo:widows="0" fo:text-indent="0cm" style:auto-text-indent="false"/>
      <style:text-properties style:font-name="微軟正黑體" fo:font-size="10pt" style:font-name-asian="微軟正黑體" style:font-size-asian="10pt" style:font-size-complex="10pt"/>
    </style:style>
    <style:style style:name="P19" style:family="paragraph" style:parent-style-name="Table_20_Contents">
      <style:text-properties style:font-name="微軟正黑體" fo:font-size="10pt" style:font-name-asian="微軟正黑體" style:font-size-asian="10pt" style:font-size-complex="10pt"/>
    </style:style>
    <style:style style:name="P20" style:family="paragraph" style:parent-style-name="Text_20_body">
      <style:paragraph-properties fo:margin-left="0cm" fo:margin-right="0cm" fo:margin-top="0.095cm" fo:margin-bottom="0cm" style:contextual-spacing="false" fo:text-indent="0cm" style:auto-text-indent="false"/>
      <style:text-properties style:font-name="微軟正黑體" fo:font-size="10pt" officeooo:paragraph-rsid="000e0610" style:font-name-asian="微軟正黑體" style:font-size-asian="10pt" style:font-size-complex="10pt"/>
    </style:style>
    <style:style style:name="P21" style:family="paragraph" style:parent-style-name="Text_20_body">
      <loext:graphic-properties draw:fill-gradient-name="gradient" draw:fill-hatch-name="hatch"/>
      <style:paragraph-properties fo:margin-left="1.358cm" fo:margin-right="2.48cm" fo:margin-top="0.134cm" fo:margin-bottom="0cm" style:contextual-spacing="false" fo:line-height="91%" fo:text-indent="-1.161cm" style:auto-text-indent="false" fo:break-before="auto" fo:break-after="auto">
        <style:tab-stops>
          <style:tab-stop style:position="1.307cm"/>
          <style:tab-stop style:position="11.488cm"/>
        </style:tab-stops>
      </style:paragraph-properties>
      <style:text-properties style:font-name="微軟正黑體" fo:font-size="10pt" officeooo:paragraph-rsid="001da949" style:font-name-asian="微軟正黑體" style:font-size-asian="10pt" style:font-size-complex="10pt"/>
    </style:style>
    <style:style style:name="P22" style:family="paragraph" style:parent-style-name="Text_20_body" style:master-page-name="">
      <loext:graphic-properties draw:fill-gradient-name="gradient" draw:fill-hatch-name="hatch"/>
      <style:paragraph-properties fo:margin-left="0.288cm" fo:margin-right="0cm" fo:margin-top="0.095cm" fo:margin-bottom="0cm" style:contextual-spacing="false" fo:text-indent="0cm" style:auto-text-indent="false" style:page-number="auto" fo:break-before="auto" fo:break-after="auto"/>
      <style:text-properties style:font-name="微軟正黑體" fo:font-size="10pt" officeooo:paragraph-rsid="001da949" style:font-name-asian="微軟正黑體" style:font-size-asian="10pt" style:font-size-complex="10pt"/>
    </style:style>
    <style:style style:name="P23" style:family="paragraph" style:parent-style-name="Text_20_body">
      <loext:graphic-properties draw:fill-gradient-name="gradient" draw:fill-hatch-name="hatch"/>
      <style:paragraph-properties fo:margin-left="0.288cm" fo:margin-right="0cm" fo:margin-top="0.095cm" fo:margin-bottom="0cm" style:contextual-spacing="false" fo:text-indent="0cm" style:auto-text-indent="false" fo:break-before="auto" fo:break-after="auto"/>
      <style:text-properties style:font-name="微軟正黑體" fo:font-size="10pt" officeooo:paragraph-rsid="001da949" style:font-name-asian="微軟正黑體" style:font-size-asian="10pt" style:font-size-complex="10pt"/>
    </style:style>
    <style:style style:name="P24" style:family="paragraph" style:parent-style-name="Table_20_Contents">
      <style:paragraph-properties fo:margin-top="0.101cm" fo:margin-bottom="0.101cm" style:contextual-spacing="false"/>
      <style:text-properties style:font-name="微軟正黑體" fo:font-size="10pt" fo:letter-spacing="0.005cm" officeooo:paragraph-rsid="000f2911" style:font-name-asian="微軟正黑體" style:font-size-asian="10pt" style:font-size-complex="10pt"/>
    </style:style>
    <style:style style:name="P25" style:family="paragraph" style:parent-style-name="Text_20_body">
      <style:paragraph-properties fo:margin-left="0cm" fo:margin-right="0cm" fo:line-height="0.547cm" fo:text-align="center" style:justify-single-word="false" fo:text-indent="0cm" style:auto-text-indent="false"/>
      <style:text-properties style:font-name="微軟正黑體" fo:font-size="10pt" fo:letter-spacing="0.005cm" officeooo:paragraph-rsid="000f2911" style:font-name-asian="微軟正黑體" style:font-size-asian="10pt" style:font-size-complex="10pt"/>
    </style:style>
    <style:style style:name="P26" style:family="paragraph" style:parent-style-name="Text_20_body">
      <style:paragraph-properties fo:margin-left="0cm" fo:margin-right="0cm" fo:margin-top="0.168cm" fo:margin-bottom="0.101cm" style:contextual-spacing="false" fo:text-indent="0cm" style:auto-text-indent="false"/>
      <style:text-properties style:font-name="微軟正黑體" fo:font-size="10pt" fo:letter-spacing="0.005cm" officeooo:paragraph-rsid="000e0610" style:font-name-asian="微軟正黑體" style:font-size-asian="10pt" style:font-size-complex="10pt"/>
    </style:style>
    <style:style style:name="P27" style:family="paragraph" style:parent-style-name="Text_20_body">
      <style:paragraph-properties fo:margin-left="0cm" fo:margin-right="0cm" fo:margin-top="0.168cm" fo:margin-bottom="0.101cm" style:contextual-spacing="false" fo:text-align="center" style:justify-single-word="false" fo:text-indent="0cm" style:auto-text-indent="false"/>
      <style:text-properties style:font-name="微軟正黑體" fo:font-size="10pt" fo:letter-spacing="0.005cm" officeooo:paragraph-rsid="000e0610" style:font-name-asian="微軟正黑體" style:font-size-asian="10pt" style:font-size-complex="10pt"/>
    </style:style>
    <style:style style:name="P28" style:family="paragraph" style:parent-style-name="Text_20_body">
      <style:text-properties style:font-name="微軟正黑體" fo:font-size="4pt" style:font-name-asian="微軟正黑體" style:font-size-asian="4pt"/>
    </style:style>
    <style:style style:name="P29" style:family="paragraph" style:parent-style-name="Table_20_Paragraph">
      <style:paragraph-properties fo:margin-left="0cm" fo:margin-right="0cm" fo:margin-top="0.09cm" fo:margin-bottom="0cm" style:contextual-spacing="false" fo:text-align="start" style:justify-single-word="false" fo:orphans="0" fo:widows="0" fo:text-indent="0cm" style:auto-text-indent="false"/>
    </style:style>
    <style:style style:name="P30" style:family="paragraph" style:parent-style-name="Table_20_Paragraph">
      <style:paragraph-properties fo:margin-left="0.032cm" fo:margin-right="0cm" fo:margin-top="0.09cm" fo:margin-bottom="0cm" style:contextual-spacing="false" fo:text-align="start" style:justify-single-word="false" fo:orphans="0" fo:widows="0" fo:text-indent="0cm" style:auto-text-indent="false"/>
    </style:style>
    <style:style style:name="P31" style:family="paragraph" style:parent-style-name="Text_20_body">
      <style:paragraph-properties fo:margin-top="0.016cm" fo:margin-bottom="0cm" style:contextual-spacing="false"/>
      <style:text-properties style:text-position="11% 100%" style:font-name="微軟正黑體" fo:font-size="10pt" style:font-name-asian="微軟正黑體" style:font-size-asian="10pt" style:font-size-complex="10pt"/>
    </style:style>
    <style:style style:name="P32" style:family="paragraph" style:parent-style-name="Text_20_body">
      <loext:graphic-properties draw:fill-gradient-name="gradient" draw:fill-hatch-name="hatch"/>
      <style:paragraph-properties fo:margin-left="1.358cm" fo:margin-right="2.48cm" fo:margin-top="0.134cm" fo:margin-bottom="0cm" style:contextual-spacing="false" fo:line-height="91%" fo:text-indent="-1.161cm" style:auto-text-indent="false" fo:break-before="auto" fo:break-after="auto">
        <style:tab-stops>
          <style:tab-stop style:position="1.307cm"/>
          <style:tab-stop style:position="11.488cm"/>
        </style:tab-stops>
      </style:paragraph-properties>
      <style:text-properties style:text-position="11% 100%" style:font-name="微軟正黑體" fo:font-size="10pt" officeooo:paragraph-rsid="001da949" style:font-name-asian="微軟正黑體" style:font-size-asian="10pt" style:font-size-complex="10pt"/>
    </style:style>
    <style:style style:name="P33" style:family="paragraph" style:parent-style-name="Title" style:master-page-name="Standard">
      <loext:graphic-properties draw:fill="solid" draw:fill-color="#cccccc" draw:fill-gradient-name="gradient"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 fo:background-color="#cccccc">
        <style:tab-stops>
          <style:tab-stop style:position="9.195cm"/>
        </style:tab-stops>
      </style:paragraph-properties>
      <style:text-properties style:font-name="微軟正黑體" fo:font-size="16pt" fo:letter-spacing="0.018cm" fo:font-weight="bold" officeooo:paragraph-rsid="000639f6" style:font-name-asian="微軟正黑體" style:font-size-asian="16pt" style:font-weight-asian="bold" style:font-size-complex="16pt" style:font-weight-complex="bold"/>
    </style:style>
    <style:style style:name="P34" style:family="paragraph" style:parent-style-name="Footer">
      <style:paragraph-properties fo:margin-left="0cm" fo:margin-right="0cm" fo:margin-top="0.095cm" fo:margin-bottom="0cm" style:contextual-spacing="false" fo:text-align="end" style:justify-single-word="false" fo:text-indent="0cm" style:auto-text-indent="false"/>
      <style:text-properties fo:font-size="8pt" officeooo:paragraph-rsid="0023afa3" style:font-name-asian="Heiti TC" style:font-size-asian="8pt" style:font-size-complex="8pt"/>
    </style:style>
    <style:style style:name="P35" style:family="paragraph" style:parent-style-name="Footer">
      <style:paragraph-properties fo:text-align="start" style:justify-single-word="false"/>
      <style:text-properties style:font-name="Times New Roman" fo:font-size="8pt" officeooo:paragraph-rsid="0023afa3" style:font-name-asian="微軟正黑體1" style:font-size-asian="8pt" style:font-size-complex="8pt"/>
    </style:style>
    <style:style style:name="P36" style:family="paragraph" style:parent-style-name="Footer">
      <style:paragraph-properties fo:text-align="start" style:justify-single-word="false"/>
      <style:text-properties style:font-name="Times New Roman" fo:font-size="8pt" officeooo:rsid="00cc53ca" officeooo:paragraph-rsid="0023afa3" style:font-name-asian="微軟正黑體1" style:font-size-asian="8pt" style:font-size-complex="8pt"/>
    </style:style>
    <style:style style:name="P37" style:family="paragraph" style:parent-style-name="Footer">
      <loext:graphic-properties draw:fill-hatch-name="hatch"/>
      <style:paragraph-properties fo:margin-top="0cm" fo:margin-bottom="0cm" style:contextual-spacing="false" fo:text-align="center" style:justify-single-word="false" style:vertical-align="middle"/>
      <style:text-properties style:font-name="Times New Roman" fo:font-size="8pt" officeooo:paragraph-rsid="0023afa3" style:font-name-asian="微軟正黑體1" style:font-size-asian="8pt" style:font-size-complex="8pt"/>
    </style:style>
    <style:style style:name="P38" style:family="paragraph" style:parent-style-name="Footer">
      <style:paragraph-properties fo:text-align="start" style:justify-single-word="false"/>
      <style:text-properties style:font-name="Times New Roman" fo:font-size="6pt" officeooo:rsid="00cc53ca" officeooo:paragraph-rsid="0023afa3" style:font-name-asian="微軟正黑體1" style:font-size-asian="5.25pt" style:font-size-complex="6pt"/>
    </style:style>
    <style:style style:name="P39" style:family="paragraph" style:parent-style-name="Footer">
      <loext:graphic-properties draw:fill-hatch-name="hatch"/>
      <style:paragraph-properties fo:margin-top="0.275cm" fo:margin-bottom="0cm" style:contextual-spacing="false" fo:text-align="center" style:justify-single-word="false" style:vertical-align="middle"/>
      <style:text-properties style:font-name="Times New Roman" fo:font-size="6pt" officeooo:rsid="00967b93" officeooo:paragraph-rsid="0023afa3" style:font-name-asian="微軟正黑體1" style:font-size-asian="5.25pt" style:font-size-complex="6pt"/>
    </style:style>
    <style:style style:name="P40" style:family="paragraph" style:parent-style-name="Heading_20_1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8pt" officeooo:paragraph-rsid="0021084b" style:font-name-asian="微軟正黑體" style:font-size-asian="18pt" style:font-name-complex="Microsoft JhengHei1" style:font-size-complex="18pt" style:text-scale="100%"/>
    </style:style>
    <style:style style:name="P41" style:family="paragraph" style:parent-style-name="Text_20_body">
      <style:paragraph-properties fo:margin-left="0cm" fo:margin-right="0cm" fo:margin-top="0.095cm" fo:margin-bottom="0cm" style:contextual-spacing="false" fo:text-indent="0cm" style:auto-text-indent="false">
        <style:tab-stops>
          <style:tab-stop style:position="1.646cm"/>
        </style:tab-stops>
      </style:paragraph-properties>
      <style:text-properties style:font-name="微軟正黑體" fo:font-size="10pt" fo:letter-spacing="normal" officeooo:paragraph-rsid="000f2911" style:font-name-asian="微軟正黑體" style:font-size-asian="10pt" style:font-size-complex="10pt"/>
    </style:style>
    <style:style style:name="T1" style:family="text">
      <style:text-properties style:font-name="微軟正黑體" officeooo:rsid="001c073f" style:font-name-asian="微軟正黑體"/>
    </style:style>
    <style:style style:name="T2" style:family="text">
      <style:text-properties style:font-name="微軟正黑體" officeooo:rsid="000b0f7c" style:font-name-asian="微軟正黑體"/>
    </style:style>
    <style:style style:name="T3" style:family="text">
      <style:text-properties style:font-name="微軟正黑體" fo:font-size="10pt" officeooo:rsid="000639f6" style:font-name-asian="微軟正黑體" style:font-size-asian="10pt" style:font-size-complex="10pt"/>
    </style:style>
    <style:style style:name="T4" style:family="text">
      <style:text-properties style:language-asian="zh" style:country-asian="TW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style:font-size-asian="12pt" style:language-asian="zh" style:country-asian="TW" style:font-size-complex="12pt"/>
    </style:style>
    <style:style style:name="T7" style:family="text">
      <style:text-properties fo:letter-spacing="0.053cm"/>
    </style:style>
    <style:style style:name="T8" style:family="text">
      <style:text-properties fo:letter-spacing="0.023cm"/>
    </style:style>
    <style:style style:name="T9" style:family="text">
      <style:text-properties fo:letter-spacing="-0.002cm"/>
    </style:style>
    <style:style style:name="T10" style:family="text">
      <style:text-properties officeooo:rsid="0023353c"/>
    </style:style>
    <style:style style:name="T11" style:family="text">
      <style:text-properties style:font-name="Times New Roman" officeooo:rsid="000b0f7c" style:font-name-asian="微軟正黑體1"/>
    </style:style>
    <style:style style:name="T12" style:family="text">
      <style:text-properties style:font-name="Times New Roman" officeooo:rsid="00cc62eb" style:font-name-asian="微軟正黑體1"/>
    </style:style>
    <style:style style:name="T13" style:family="text">
      <style:text-properties officeooo:rsid="00967b93"/>
    </style:style>
    <style:style style:name="T14" style:family="text">
      <style:text-properties officeooo:rsid="00cc53ca"/>
    </style:style>
    <style:style style:name="T15" style:family="text">
      <style:text-properties officeooo:rsid="0023afa3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單號" text:name="py3o.o.name"/>
        <text:user-field-decl office:value-type="string" office:string-value="幣別" text:name="py3o.o.currency_id.name"/>
        <text:user-field-decl office:value-type="string" office:string-value="請款總金額" text:name="py3o.o.bf_invoice_total"/>
        <text:user-field-decl office:value-type="string" office:string-value="製表日期" text:name="py3o.o.bf_report_date"/>
        <text:user-field-decl office:value-type="string" office:string-value="補充說明" text:name="py3o.o.bf_invoice_memo"/>
        <text:user-field-decl office:value-type="string" office:string-value="品名" text:name="py3o.L.bf_inv_prodspec"/>
        <text:user-field-decl office:value-type="string" office:string-value="客戶簡稱" text:name="py3o.L.bf_cus_partner"/>
        <text:user-field-decl office:value-type="string" office:string-value="請款否" text:name="py3o.L.bf_payment_yn"/>
        <text:user-field-decl office:value-type="string" office:string-value="來源單號" text:name="py3o.L.bf_pitem_origin_no"/>
        <text:user-field-decl office:value-type="string" office:string-value="廠商名稱" text:name="py3o.L.bf_compsname"/>
        <text:user-field-decl office:value-type="string" office:string-value="發票日期" text:name="py3o.L.bf_invoice_date"/>
        <text:user-field-decl office:value-type="string" office:string-value="付款期限" text:name="py3o.L.bf_inv_paymentterm"/>
        <text:user-field-decl office:value-type="string" office:string-value="付款金額" text:name="py3o.L.bf_invoice_sum"/>
        <text:user-field-decl office:value-type="string" office:string-value="備註" text:name="py3o.L.bf_invline_memo"/>
        <text:user-field-decl office:value-type="string" office:string-value="單號" text:name="py3o.o.bf_name"/>
        <text:user-field-decl office:value-type="string" office:string-value="幣別" text:name="py3o.o.bf_currency_id.bf_name"/>
      </text:user-field-decls>
      <text:p text:style-name="P33">藍新資訊 請款單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2673079704720">
          <table:table-cell table:style-name="Table2.A1" office:value-type="string">
            <text:p text:style-name="P7">單 <text:s text:c="7"/>號 :</text:p>
          </table:table-cell>
          <table:table-cell table:style-name="Table2.A1" office:value-type="string">
            <text:p text:style-name="P20"><text:user-field-get text:name="py3o.o.bf_name">單號</text:user-field-get></text:p>
          </table:table-cell>
          <table:table-cell table:style-name="Table2.A1" office:value-type="string">
            <text:p text:style-name="P12">幣 <text:s text:c="11"/>別 :</text:p>
          </table:table-cell>
          <table:table-cell table:style-name="Table2.A1" office:value-type="string">
            <text:p text:style-name="P41"><text:user-field-get text:name="py3o.o.bf_currency_id.bf_name">幣別</text:user-field-get><text:span text:style-name="T10">(含稅)</text:span></text:p>
          </table:table-cell>
        </table:table-row>
        <table:table-row table:style-name="TableLine2673079715056">
          <table:table-cell table:style-name="Table2.A1" office:value-type="string">
            <text:p text:style-name="P6">製表日期 :</text:p>
          </table:table-cell>
          <table:table-cell table:style-name="Table2.A1" office:value-type="string">
            <text:p text:style-name="P5"><text:user-field-get text:name="py3o.o.bf_report_date">製表日期</text:user-field-get></text:p>
          </table:table-cell>
          <table:table-cell table:style-name="Table2.A1" office:value-type="string">
            <text:p text:style-name="P25">請款總金額 :</text:p>
          </table:table-cell>
          <table:table-cell table:style-name="Table2.A1" office:value-type="string">
            <text:p text:style-name="P24"><text:user-field-get text:name="py3o.o.bf_invoice_total">請款總金額</text:user-field-get></text:p>
          </table:table-cell>
        </table:table-row>
        <table:table-row table:style-name="TableLine2673079724032">
          <table:table-cell table:style-name="Table2.A1" office:value-type="string">
            <text:p text:style-name="P27">補充說明 :</text:p>
          </table:table-cell>
          <table:table-cell table:style-name="Table2.A1" office:value-type="string">
            <text:p text:style-name="P26"><text:user-field-get text:name="py3o.o.bf_invoice_memo">補充說明</text:user-field-get>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</table:table-row>
      </table:table>
      <text:p text:style-name="P28"/>
      <text:section text:style-name="Sect1" text:name="Section3"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column table:style-name="Table1.G"/>
          <table:table-column table:style-name="Table1.E"/>
          <table:table-column table:style-name="Table1.I"/>
          <table:table-column table:style-name="Table1.J"/>
          <table:table-row table:style-name="Table1.1">
            <table:table-cell table:style-name="Table1.A1" office:value-type="string">
              <text:p text:style-name="P13">項次</text:p>
            </table:table-cell>
            <table:table-cell table:style-name="Table1.A1" office:value-type="string">
              <text:p text:style-name="P14">品名</text:p>
            </table:table-cell>
            <table:table-cell table:style-name="Table1.A1" office:value-type="string">
              <text:p text:style-name="P13">客戶簡稱</text:p>
            </table:table-cell>
            <table:table-cell table:style-name="Table1.A1" office:value-type="string">
              <text:p text:style-name="P13">請款</text:p>
            </table:table-cell>
            <table:table-cell table:style-name="Table1.A1" office:value-type="string">
              <text:p text:style-name="P13">來源單號</text:p>
            </table:table-cell>
            <table:table-cell table:style-name="Table1.A1" office:value-type="string">
              <text:p text:style-name="P13">廠商名稱</text:p>
            </table:table-cell>
            <table:table-cell table:style-name="Table1.A1" office:value-type="string">
              <text:p text:style-name="P13">發票日期</text:p>
            </table:table-cell>
            <table:table-cell table:style-name="Table1.A1" office:value-type="string">
              <text:p text:style-name="P13">付款期限</text:p>
            </table:table-cell>
            <table:table-cell table:style-name="Table1.A1" office:value-type="string">
              <text:p text:style-name="P14">付款金額</text:p>
            </table:table-cell>
            <table:table-cell table:style-name="Table1.J1" office:value-type="string">
              <text:p text:style-name="P13">備註</text:p>
            </table:table-cell>
          </table:table-row>
          <table:table-row table:style-name="Table1.2">
            <table:table-cell table:style-name="Table1.A2" table:number-columns-spanned="10" office:value-type="string">
              <text:p text:style-name="P29"><text:a xlink:type="simple" xlink:href="py3o://for=%22L%20in%20o.invoice_line%22" text:style-name="Internet_20_link" text:visited-style-name="Visited_20_Internet_20_Link"><text:span text:style-name="T3">for="L in o.invoice_line"</text:span>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2">
            <table:table-cell table:style-name="Table1.A3" office:value-type="string">
              <text:p text:style-name="P8"/>
            </table:table-cell>
            <table:table-cell table:style-name="Table1.A3" office:value-type="string">
              <text:p text:style-name="P15"><text:user-field-get text:name="py3o.L.bf_inv_prodspec">品名</text:user-field-get></text:p>
            </table:table-cell>
            <table:table-cell table:style-name="Table1.A3" office:value-type="string">
              <text:p text:style-name="P17"><text:user-field-get text:name="py3o.L.bf_cus_partner">客戶簡稱</text:user-field-get></text:p>
            </table:table-cell>
            <table:table-cell table:style-name="Table1.A3" office:value-type="string">
              <text:p text:style-name="P9"><text:user-field-get text:name="py3o.L.bf_payment_yn">請款否</text:user-field-get></text:p>
            </table:table-cell>
            <table:table-cell table:style-name="Table1.A3" office:value-type="string">
              <text:p text:style-name="P17"><text:user-field-get text:name="py3o.L.bf_pitem_origin_no">來源單號</text:user-field-get></text:p>
            </table:table-cell>
            <table:table-cell table:style-name="Table1.A3" office:value-type="string">
              <text:p text:style-name="P16"><text:user-field-get text:name="py3o.L.bf_compsname">廠商名稱</text:user-field-get></text:p>
            </table:table-cell>
            <table:table-cell table:style-name="Table1.A3" office:value-type="string">
              <text:p text:style-name="P10"><text:user-field-get text:name="py3o.L.bf_invoice_date">發票日期</text:user-field-get></text:p>
            </table:table-cell>
            <table:table-cell table:style-name="Table1.A3" office:value-type="string">
              <text:p text:style-name="P11"><text:user-field-get text:name="py3o.L.bf_inv_paymentterm">付款期限</text:user-field-get></text:p>
            </table:table-cell>
            <table:table-cell table:style-name="Table1.A3" office:value-type="string">
              <text:p text:style-name="P18"><text:user-field-get text:name="py3o.L.bf_invoice_sum">付款金額</text:user-field-get></text:p>
            </table:table-cell>
            <table:table-cell table:style-name="Table1.J3" office:value-type="string">
              <text:p text:style-name="P10"><text:user-field-get text:name="py3o.L.bf_invline_memo">備註</text:user-field-get></text:p>
            </table:table-cell>
          </table:table-row>
          <table:table-row table:style-name="Table1.2">
            <table:table-cell table:style-name="Table1.A4" table:number-columns-spanned="10" office:value-type="string">
              <text:p text:style-name="P30"><text:a xlink:type="simple" xlink:href="py3o:///for" text:style-name="Internet_20_link" text:visited-style-name="Visited_20_Internet_20_Link"><text:span text:style-name="T3">/for</text:span>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31"/>
        <text:p text:style-name="P22">核決： <text:s text:c="37"/>部門主管： <text:s text:c="39"/>直屬主管： <text:s text:c="34"/>申請人：</text:p>
        <text:p text:style-name="P23"/>
        <text:p text:style-name="P21"><text:s/>備註：1. 請附已核決之申請單影本或正本</text:p>
        <text:p text:style-name="P21"><text:span text:style-name="T9"><text:s text:c="13"/>2. 請</text:span>填寫申請單號及申購單項目</text:p>
        <text:p text:style-name="P32"><text:s text:c="13"/>3. 請附送貨簽收單及發票裝訂於後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Heiti TC" svg:font-family="'Heiti TC'" style:font-pitch="variable"/>
    <style:font-face style:name="Liberation Sans" svg:font-family="'Liberation Sans'" style:font-family-generic="swiss" style:font-pitch="variable"/>
    <style:font-face style:name="Microsoft JhengHei" svg:font-family="'Microsoft JhengHei'" style:font-family-generic="roman" style:font-pitch="variable"/>
    <style:font-face style:name="Microsoft JhengHei1" svg:font-family="'Microsoft Jheng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微軟正黑體" svg:font-family="微軟正黑體" style:font-family-generic="swiss" style:font-pitch="variable"/>
    <style:font-face style:name="微軟正黑體1" svg:font-family="微軟正黑體" style:font-adornments="標準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Microsoft JhengHei" fo:font-family="'Microsoft JhengHei'" style:font-family-generic="roman" style:font-pitch="variable" fo:language="en" fo:country="US" style:font-name-asian="Microsoft JhengHei1" style:font-family-asian="'Microsoft JhengHei'" style:font-family-generic-asian="system" style:font-pitch-asian="variable" style:language-asian="zh" style:country-asian="TW" style:font-name-complex="Microsoft JhengHei1" style:font-family-complex="'Microsoft JhengHei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 style:master-page-name="">
      <style:paragraph-properties style:page-number="auto"/>
      <style:text-properties style:font-name="Microsoft JhengHei" fo:font-family="'Microsoft JhengHei'" style:font-family-generic="roman" style:font-pitch="variable" fo:font-size="9pt" fo:language="en" fo:country="US" style:font-name-asian="Microsoft JhengHei1" style:font-family-asian="'Microsoft JhengHei'" style:font-family-generic-asian="system" style:font-pitch-asian="variable" style:font-size-asian="9pt" style:language-asian="zh" style:country-asian="TW" style:font-name-complex="Microsoft JhengHei1" style:font-family-complex="'Microsoft JhengHei'" style:font-family-generic-complex="system" style:font-pitch-complex="variable" style:font-size-complex="9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Standard" style:default-outline-level="" style:class="chapter">
      <style:paragraph-properties fo:margin-left="0.513cm" fo:margin-right="0.056cm" fo:text-align="center" style:justify-single-word="false" fo:text-indent="0cm" style:auto-text-indent="false"/>
      <style:text-properties style:font-name="Microsoft JhengHei" fo:font-family="'Microsoft JhengHei'" style:font-family-generic="roman" style:font-pitch="variable" fo:font-size="20pt" fo:language="en" fo:country="US" style:font-name-asian="Microsoft JhengHei1" style:font-family-asian="'Microsoft JhengHei'" style:font-family-generic-asian="system" style:font-pitch-asian="variable" style:font-size-asian="20pt" style:language-asian="zh" style:country-asian="TW" style:font-name-complex="Microsoft JhengHei1" style:font-family-complex="'Microsoft JhengHei'" style:font-family-generic-complex="system" style:font-pitch-complex="variable" style:font-size-complex="20pt" style:language-complex="ar" style:country-complex="SA"/>
    </style:style>
    <style:style style:name="List_20_Paragraph" style:display-name="List Paragraph" style:family="paragraph" style:parent-style-name="Standard" style:default-outline-level="">
      <style:text-properties fo:language="en" fo:country="US" style:language-asian="zh" style:country-asian="TW" style:language-complex="ar" style:country-complex="SA"/>
    </style:style>
    <style:style style:name="Table_20_Paragraph" style:display-name="Table Paragraph" style:family="paragraph" style:parent-style-name="Standard" style:default-outline-level="">
      <style:text-properties style:font-name="Microsoft JhengHei" fo:font-family="'Microsoft JhengHei'" style:font-family-generic="roman" style:font-pitch="variable" fo:language="en" fo:country="US" style:font-name-asian="Microsoft JhengHei1" style:font-family-asian="'Microsoft JhengHei'" style:font-family-generic-asian="system" style:font-pitch-asian="variable" style:language-asian="zh" style:country-asian="TW" style:font-name-complex="Microsoft JhengHei1" style:font-family-complex="'Microsoft JhengHei'" style:font-family-generic-complex="system" style:font-pitch-complex="variable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178cm" style:type="center"/>
          <style:tab-stop style:position="18.355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178cm" style:type="center"/>
          <style:tab-stop style:position="18.355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201cm" fo:margin-right="5.004cm" fo:line-height="0.882cm" fo:text-align="center" style:justify-single-word="false" fo:text-indent="0cm" style:auto-text-indent="false"/>
      <style:text-properties style:font-name="Microsoft JhengHei" fo:font-family="'Microsoft JhengHei'" style:font-family-generic="roman" style:font-pitch="variable" fo:font-size="16pt" fo:language="en" fo:country="US" fo:font-weight="bold" style:font-name-asian="Microsoft JhengHei1" style:font-family-asian="'Microsoft JhengHei'" style:font-family-generic-asian="system" style:font-pitch-asian="variable" style:font-size-asian="16pt" style:language-asian="en" style:country-asian="US" style:font-weight-asian="bold" style:font-name-complex="Microsoft JhengHei1" style:font-family-complex="'Microsoft JhengHei'" style:font-family-generic-complex="system" style:font-pitch-complex="variable" style:font-size-complex="16pt" style:language-complex="ar" style:country-complex="SA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表格1" style:family="table">
      <style:table-properties style:width="18.992cm" fo:break-before="column" table:align="left"/>
    </style:style>
    <style:style style:name="表格1.A" style:family="table-column">
      <style:table-column-properties style:column-width="18.992cm"/>
    </style:style>
    <style:style style:name="表格1.A1" style:family="table-cell">
      <style:table-cell-properties style:vertical-align="middle" fo:padding="0cm" fo:border="none" style:writing-mode="page"/>
    </style:style>
    <style:style style:name="MP1" style:family="paragraph" style:parent-style-name="Header">
      <style:paragraph-properties fo:margin-top="0.101cm" fo:margin-bottom="0.101cm" style:contextual-spacing="false" fo:line-height="0.049cm"/>
      <style:text-properties officeooo:paragraph-rsid="0021084b"/>
    </style:style>
    <style:style style:name="MP2" style:family="paragraph" style:parent-style-name="Standard">
      <style:paragraph-properties fo:margin-top="0cm" fo:margin-bottom="0cm" style:contextual-spacing="false" fo:line-height="0.101cm"/>
      <style:text-properties officeooo:paragraph-rsid="0021084b"/>
    </style:style>
    <style:style style:name="MP3" style:family="paragraph" style:parent-style-name="Footer">
      <style:paragraph-properties fo:text-align="start" style:justify-single-word="false"/>
      <style:text-properties style:font-name="Times New Roman" fo:font-size="8pt" officeooo:paragraph-rsid="0023afa3" style:font-name-asian="微軟正黑體1" style:font-size-asian="8pt" style:font-size-complex="8pt"/>
    </style:style>
    <style:style style:name="MP4" style:family="paragraph" style:parent-style-name="Footer">
      <style:paragraph-properties fo:text-align="start" style:justify-single-word="false"/>
      <style:text-properties style:font-name="Times New Roman" fo:font-size="8pt" officeooo:rsid="00cc53ca" officeooo:paragraph-rsid="0023afa3" style:font-name-asian="微軟正黑體1" style:font-size-asian="8pt" style:font-size-complex="8pt"/>
    </style:style>
    <style:style style:name="MP5" style:family="paragraph" style:parent-style-name="Footer">
      <style:paragraph-properties fo:text-align="start" style:justify-single-word="false"/>
      <style:text-properties style:font-name="Times New Roman" fo:font-size="6pt" officeooo:rsid="00cc53ca" officeooo:paragraph-rsid="0023afa3" style:font-name-asian="微軟正黑體1" style:font-size-asian="5.25pt" style:font-size-complex="6pt"/>
    </style:style>
    <style:style style:name="MP6" style:family="paragraph" style:parent-style-name="Footer">
      <loext:graphic-properties draw:fill-hatch-name="hatch"/>
      <style:paragraph-properties fo:margin-top="0cm" fo:margin-bottom="0cm" style:contextual-spacing="false" fo:text-align="center" style:justify-single-word="false" style:vertical-align="middle"/>
      <style:text-properties style:font-name="Times New Roman" fo:font-size="8pt" officeooo:paragraph-rsid="0023afa3" style:font-name-asian="微軟正黑體1" style:font-size-asian="8pt" style:font-size-complex="8pt"/>
    </style:style>
    <style:style style:name="MP7" style:family="paragraph" style:parent-style-name="Footer">
      <loext:graphic-properties draw:fill-hatch-name="hatch"/>
      <style:paragraph-properties fo:margin-top="0.275cm" fo:margin-bottom="0cm" style:contextual-spacing="false" fo:text-align="center" style:justify-single-word="false" style:vertical-align="middle"/>
      <style:text-properties style:font-name="Times New Roman" fo:font-size="6pt" officeooo:rsid="00967b93" officeooo:paragraph-rsid="0023afa3" style:font-name-asian="微軟正黑體1" style:font-size-asian="5.25pt" style:font-size-complex="6pt"/>
    </style:style>
    <style:style style:name="MP8" style:family="paragraph" style:parent-style-name="Footer">
      <style:paragraph-properties fo:margin-left="0cm" fo:margin-right="0cm" fo:margin-top="0.095cm" fo:margin-bottom="0cm" style:contextual-spacing="false" fo:text-align="end" style:justify-single-word="false" fo:text-indent="0cm" style:auto-text-indent="false"/>
      <style:text-properties fo:font-size="8pt" officeooo:paragraph-rsid="0023afa3" style:font-name-asian="Heiti TC" style:font-size-asian="8pt" style:font-size-complex="8pt"/>
    </style:style>
    <style:style style:name="MP9" style:family="paragraph" style:parent-style-name="Heading_20_1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8pt" officeooo:paragraph-rsid="0021084b" style:font-name-asian="微軟正黑體" style:font-size-asian="18pt" style:font-name-complex="Microsoft JhengHei1" style:font-size-complex="18pt" style:text-scale="100%"/>
    </style:style>
    <style:style style:name="MP10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fo:letter-spacing="normal" fo:font-weight="bold" officeooo:paragraph-rsid="0021084b" style:letter-kerning="false" style:font-name-asian="微軟正黑體" style:font-size-asian="10pt" style:font-weight-asian="bold" style:font-name-complex="Microsoft JhengHei1" style:font-size-complex="10pt" style:font-weight-complex="bold"/>
    </style:style>
    <style:style style:name="MP11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officeooo:paragraph-rsid="0021084b" style:font-name-asian="微軟正黑體" style:font-size-asian="10pt" style:font-name-complex="Microsoft JhengHei1" style:font-size-complex="10pt" style:text-scale="95%"/>
    </style:style>
    <style:style style:name="MT1" style:family="text">
      <style:text-properties officeooo:rsid="00967b93"/>
    </style:style>
    <style:style style:name="MT2" style:family="text">
      <style:text-properties officeooo:rsid="00cc53ca"/>
    </style:style>
    <style:style style:name="MT3" style:family="text">
      <style:text-properties officeooo:rsid="0023afa3"/>
    </style:style>
    <style:style style:name="MT4" style:family="text">
      <style:text-properties style:font-name="Times New Roman" officeooo:rsid="000b0f7c" style:font-name-asian="微軟正黑體1"/>
    </style:style>
    <style:style style:name="MT5" style:family="text">
      <style:text-properties style:font-name="Times New Roman" officeooo:rsid="00cc62eb" style:font-name-asian="微軟正黑體1"/>
    </style:style>
    <style:style style:name="MT6" style:family="text">
      <style:text-properties style:language-asian="zh" style:country-asian="TW"/>
    </style:style>
    <style:style style:name="MT7" style:family="text">
      <style:text-properties fo:font-size="12pt" style:font-size-asian="12pt" style:font-size-complex="12pt"/>
    </style:style>
    <style:style style:name="MT8" style:family="text">
      <style:text-properties fo:font-size="12pt" style:font-size-asian="12pt" style:language-asian="zh" style:country-asian="TW" style:font-size-complex="12pt"/>
    </style:style>
    <style:style style:name="MT9" style:family="text">
      <style:text-properties fo:letter-spacing="0.053cm"/>
    </style:style>
    <style:style style:name="MT10" style:family="text">
      <style:text-properties fo:letter-spacing="0.023cm"/>
    </style:style>
    <style:style style:name="M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cm" fo:margin-left="0cm" fo:margin-right="0cm" fo:margin-bottom="0.3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.164cm" fo:margin-bottom="0.494cm" fo:margin-left="1.27cm" fo:margin-right="1.37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表格1" table:style-name="表格1">
          <table:table-column table:style-name="表格1.A"/>
          <table:table-header-rows>
            <table:table-row table:style-name="TableLine2673079713424">
              <table:table-cell table:style-name="表格1.A1" office:value-type="string">
                <text:h text:style-name="MP9" text:outline-level="2"><draw:frame draw:style-name="Mfr1" draw:name="影像1" text:anchor-type="paragraph" svg:x="0.058cm" svg:y="0.187cm" svg:width="3.778cm" svg:height="1.653cm" draw:z-index="0"><draw:image xlink:href="Pictures/10000000000003F2000001C6D1DD3F5E0C497E57.jpg" xlink:type="simple" xlink:show="embed" xlink:actuate="onLoad" draw:mime-type="image/jpeg"/></draw:frame>藍新資訊股<text:span text:style-name="MT6">份有限</text:span>公司</text:h>
              </table:table-cell>
            </table:table-row>
            <table:table-row table:style-name="TableLine2673079712064">
              <table:table-cell table:style-name="表格1.A1" office:value-type="string">
                <text:p text:style-name="MP10"><text:span text:style-name="MT7">Neweb Information Co.,</text:span><text:span text:style-name="MT8"> </text:span><text:span text:style-name="MT7">Ltd</text:span>.</text:p>
              </table:table-cell>
            </table:table-row>
            <table:table-row table:style-name="TableLine2673079714512">
              <table:table-cell table:style-name="表格1.A1" office:value-type="string">
                <text:p text:style-name="MP11">台北市內湖區行忠路42號2號</text:p>
              </table:table-cell>
            </table:table-row>
          </table:table-header-rows>
          <table:table-row table:style-name="TableLine2673079709072">
            <table:table-cell table:style-name="表格1.A1" office:value-type="string">
              <text:p text:style-name="MP11">TEL:(02)2795-6660<text:span text:style-name="MT9"> </text:span>FAX:(02)2795-5510<text:span text:style-name="MT10"> 統一</text:span>編號:24540267</text:p>
            </table:table-cell>
          </table:table-row>
        </table:table>
        <text:p text:style-name="MP2"/>
      </style:header>
      <style:footer>
        <text:section text:style-name="MSect1" text:name="區段1">
          <text:p text:style-name="MP3"><text:span text:style-name="MT1">版次：第</text:span><text:span text:style-name="MT2">1版</text:span></text:p>
          <text:p text:style-name="MP4">文件編號：CP-<text:span text:style-name="MT3">100-004</text:span></text:p>
          <text:p text:style-name="MP5"/>
          <text:p text:style-name="MP6"><text:span text:style-name="MT1">Pages：</text:span><text:span text:style-name="MT1"><text:page-number text:select-page="current">1</text:page-number></text:span><text:span text:style-name="MT1"> / </text:span><text:span text:style-name="MT1"><text:page-count>1</text:page-count></text:span></text:p>
          <text:p text:style-name="MP7"/>
          <text:p text:style-name="MP8"><text:span text:style-name="MT4">修訂日期：</text:span><text:span text:style-name="MT5">2022/10/07</text:span></text:p>
        </text:section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odoo</meta:initial-creator>
    <dc:title>·N‚¥h—È</dc:title>
    <meta:creation-date>2021-10-15T08:16:17</meta:creation-date>
    <dc:date>2022-10-07T14:55:15.601000000</dc:date>
    <meta:editing-duration>PT1H1M57S</meta:editing-duration>
    <meta:generator>LibreOffice/7.2.5.2$Windows_X86_64 LibreOffice_project/499f9727c189e6ef3471021d6132d4c694f357e5</meta:generator>
    <meta:editing-cycles>23</meta:editing-cycles>
    <meta:document-statistic meta:table-count="3" meta:image-count="1" meta:object-count="0" meta:page-count="1" meta:paragraph-count="44" meta:word-count="238" meta:character-count="525" meta:non-whitespace-character-count="347"/>
    <meta:user-defined meta:name="AppVersion">12.0000</meta:user-defined>
    <meta:user-defined meta:name="Created" meta:value-type="date">2021-10-15T00:00:00</meta:user-defined>
    <meta:user-defined meta:name="LastSaved" meta:value-type="date">2021-10-15T00:00:00</meta:user-defined>
    <meta:template xlink:type="simple" xlink:actuate="onRequest" xlink:title="Normal" xlink:href=""/>
  </office:meta>
</office:document-meta>
</file>